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851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757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dash" draw:stroke-dash="Dashed_20__28_var_29__20_6053" svg:stroke-width="0.019cm" svg:stroke-color="#ed7618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dash" draw:stroke-dash="Dashed_20__28_var_29__20_6054" svg:stroke-width="0.019cm" svg:stroke-color="#009bb5" draw:marker-start="" draw:marker-start-width="0.3cm" draw:marker-start-center="false" draw:marker-end="" draw:marker-end-width="0.3cm" draw:marker-end-center="false" draw:fill="solid" draw:fill-color="#009bb5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6055" svg:stroke-width="0.049cm" svg:stroke-color="#000000" draw:marker-start="" draw:marker-start-width="0.346cm" draw:marker-start-center="false" draw:marker-end="" draw:marker-end-width="0.346cm" draw:marker-end-center="false" draw:fill="solid" draw:fill-color="#99ccff" draw:textarea-horizontal-align="center" draw:textarea-vertical-align="middle" fo:padding-top="0.152cm" fo:padding-bottom="0.152cm" fo:padding-left="0.273cm" fo:padding-right="0.273cm" draw:shadow="hidden" draw:shadow-offset-x="0.3cm" draw:shadow-offset-y="0.3cm" draw:shadow-color="#808080"/>
    </style:style>
    <style:style style:name="gr8" style:family="graphic" style:parent-style-name="standard">
      <style:graphic-properties draw:stroke="dash" draw:stroke-dash="Dashed_20__28_var_29__20_6056" svg:stroke-width="0.019cm" svg:stroke-color="#75ab24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6057" svg:stroke-width="0.049cm" svg:stroke-color="#000000" draw:marker-start="" draw:marker-start-width="0.346cm" draw:marker-start-center="false" draw:marker-end="" draw:marker-end-width="0.346cm" draw:marker-end-center="false" draw:fill="solid" draw:fill-color="#99ccff" draw:textarea-horizontal-align="center" draw:textarea-vertical-align="middle" fo:padding-top="0.152cm" fo:padding-bottom="0.152cm" fo:padding-left="0.273cm" fo:padding-right="0.273cm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height="false" draw:auto-grow-width="fals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ed7618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HG Mincho Light J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9bb5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HG Mincho Light J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6" style:family="paragraph">
      <loext:graphic-properties draw:fill="solid" draw:fill-color="#009bb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Bitstream Vera Sans1" fo:font-size="1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T1" style:family="text">
      <style:text-properties fo:color="#ed7618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HG Mincho Light J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2" style:family="text">
      <style:text-properties fo:color="#009bb5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HG Mincho Light J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3.656cm" svg:height="3.731cm" svg:x="8.614cm" svg:y="12.973cm">
            <text:p/>
          </draw:ellipse>
          <draw:ellipse draw:style-name="gr1" draw:text-style-name="P1" draw:layer="layout" svg:width="2.742cm" svg:height="2.795cm" svg:x="8.614cm" svg:y="13.441cm">
            <text:p/>
          </draw:ellipse>
          <draw:ellipse draw:style-name="gr1" draw:text-style-name="P1" draw:layer="layout" svg:width="1.83cm" svg:height="1.867cm" svg:x="8.614cm" svg:y="13.905cm">
            <text:p/>
          </draw:ellipse>
          <draw:frame draw:style-name="gr2" draw:text-style-name="P3" draw:layer="layout" svg:width="1.528cm" svg:height="1.101cm" svg:x="9.101cm" svg:y="14.386cm">
            <draw:text-box>
              <text:p text:style-name="P2"><text:span text:style-name="T1">48</text:span></text:p>
              <text:p text:style-name="P2"><text:span text:style-name="T1">mm</text:span></text:p>
            </draw:text-box>
          </draw:frame>
          <draw:frame draw:style-name="gr3" draw:text-style-name="P4" draw:layer="layout" svg:width="1.281cm" svg:height="0.757cm" svg:x="10.7cm" svg:y="14.485cm">
            <draw:text-box>
              <text:p text:style-name="P2"><text:span text:style-name="T2">24</text:span></text:p>
              <text:p text:style-name="P2"><text:span text:style-name="T2">mm</text:span></text:p>
            </draw:text-box>
          </draw:frame>
          <draw:g>
            <draw:line draw:style-name="gr4" draw:text-style-name="P5" draw:layer="layout" svg:x1="8.574cm" svg:y1="14.799cm" svg:x2="8.65cm" svg:y2="14.876cm">
              <text:p/>
            </draw:line>
            <draw:line draw:style-name="gr4" draw:text-style-name="P5" draw:layer="layout" svg:x1="8.574cm" svg:y1="14.876cm" svg:x2="8.65cm" svg:y2="14.799cm">
              <text:p/>
            </draw:line>
          </draw:g>
          <draw:g>
            <draw:line draw:style-name="gr4" draw:text-style-name="P5" draw:layer="layout" svg:x1="10.399cm" svg:y1="14.799cm" svg:x2="10.475cm" svg:y2="14.876cm">
              <text:p/>
            </draw:line>
            <draw:line draw:style-name="gr4" draw:text-style-name="P5" draw:layer="layout" svg:x1="10.399cm" svg:y1="14.876cm" svg:x2="10.475cm" svg:y2="14.799cm">
              <text:p/>
            </draw:line>
          </draw:g>
          <draw:line draw:style-name="gr5" draw:text-style-name="P5" draw:layer="layout" svg:x1="8.612cm" svg:y1="14.836cm" svg:x2="10.438cm" svg:y2="14.836cm">
            <text:p/>
          </draw:line>
          <draw:g>
            <draw:line draw:style-name="gr4" draw:text-style-name="P5" draw:layer="layout" svg:x1="9.486cm" svg:y1="14.799cm" svg:x2="9.562cm" svg:y2="14.876cm">
              <text:p/>
            </draw:line>
            <draw:line draw:style-name="gr4" draw:text-style-name="P5" draw:layer="layout" svg:x1="9.486cm" svg:y1="14.876cm" svg:x2="9.562cm" svg:y2="14.799cm">
              <text:p/>
            </draw:line>
          </draw:g>
          <draw:g>
            <draw:line draw:style-name="gr4" draw:text-style-name="P5" draw:layer="layout" svg:x1="11.313cm" svg:y1="14.799cm" svg:x2="11.389cm" svg:y2="14.876cm">
              <text:p/>
            </draw:line>
            <draw:line draw:style-name="gr4" draw:text-style-name="P5" draw:layer="layout" svg:x1="11.313cm" svg:y1="14.876cm" svg:x2="11.389cm" svg:y2="14.799cm">
              <text:p/>
            </draw:line>
          </draw:g>
          <draw:line draw:style-name="gr6" draw:text-style-name="P6" draw:layer="layout" svg:x1="10.436cm" svg:y1="14.836cm" svg:x2="11.348cm" svg:y2="14.836cm">
            <text:p/>
          </draw:line>
          <draw:line draw:style-name="gr7" draw:text-style-name="P5" draw:layer="layout" svg:x1="10.919cm" svg:y1="14.926cm" svg:x2="10.82cm" svg:y2="14.746cm">
            <text:p/>
          </draw:line>
          <draw:g>
            <draw:line draw:style-name="gr4" draw:text-style-name="P5" draw:layer="layout" svg:x1="12.228cm" svg:y1="14.799cm" svg:x2="12.304cm" svg:y2="14.876cm">
              <text:p/>
            </draw:line>
            <draw:line draw:style-name="gr4" draw:text-style-name="P5" draw:layer="layout" svg:x1="12.228cm" svg:y1="14.876cm" svg:x2="12.304cm" svg:y2="14.799cm">
              <text:p/>
            </draw:line>
          </draw:g>
          <draw:line draw:style-name="gr8" draw:text-style-name="P5" draw:layer="layout" svg:x1="11.349cm" svg:y1="14.836cm" svg:x2="12.261cm" svg:y2="14.836cm">
            <text:p/>
          </draw:line>
          <draw:line draw:style-name="gr9" draw:text-style-name="P5" draw:layer="layout" svg:x1="11.857cm" svg:y1="14.925cm" svg:x2="11.761cm" svg:y2="14.755cm">
            <text:p/>
          </draw:line>
          <draw:frame draw:name="DescriptionOOoTep" draw:style-name="gr10" draw:text-style-name="P7" draw:layer="layout" svg:width="0.008cm" svg:height="0.004cm" svg:x="8.575cm" svg:y="14.797cm">
            <draw:text-box>
              <text:p/>
            </draw:text-box>
            <svg:desc>@options;

@figure;
  A = point( -6.93 , 0 )  { sansnom };
  B = point( -2.13 , 0 )  { sansnom };
  sAB = segment( A , B )  { 7 };
  cediaAB = cercledia( A , B );
  I = milieu( sAB )  { sansnom };
  C = symetrique( I , B )  { sansnom };
  sBC = segment( B , C )  { 7 , // };
  cediaAC = cercledia( A , C );
  ceBA = cercle( B , A );
  D = symetrique( B , C )  { sansnom };
  sCD = segment( C , D )  { 7 , // };

</svg:desc>
          </draw:frame>
          <draw:frame draw:style-name="gr11" draw:text-style-name="P8" draw:layer="layout" svg:width="0.309cm" svg:height="0.38cm" svg:x="8.303cm" svg:y="14.804cm">
            <draw:text-box>
              <text:p text:style-name="P2"><text:span text:style-name="T3">M</text:span></text:p>
            </draw:text-box>
          </draw:frame>
          <draw:frame draw:style-name="gr11" draw:text-style-name="P8" draw:layer="layout" svg:width="0.308cm" svg:height="0.38cm" svg:x="10.122cm" svg:y="14.869cm">
            <draw:text-box>
              <text:p text:style-name="P2"><text:span text:style-name="T3">N</text:span></text:p>
            </draw:text-box>
          </draw:frame>
          <draw:frame draw:style-name="gr11" draw:text-style-name="P8" draw:layer="layout" svg:width="0.306cm" svg:height="0.38cm" svg:x="11.42cm" svg:y="14.905cm">
            <draw:text-box>
              <text:p text:style-name="P2"><text:span text:style-name="T3">P</text:span></text:p>
            </draw:text-box>
          </draw:frame>
          <draw:frame draw:style-name="gr11" draw:text-style-name="P8" draw:layer="layout" svg:width="0.308cm" svg:height="0.38cm" svg:x="12.316cm" svg:y="14.843cm">
            <draw:text-box>
              <text:p text:style-name="P2"><text:span text:style-name="T3">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053" draw:display-name="Dashed (var) 6053" draw:style="rect" draw:dots1="1" draw:dots1-length="0.016cm" draw:dots2="1" draw:dots2-length="0.016cm" draw:distance="0.016cm"/>
    <draw:stroke-dash draw:name="Dashed_20__28_var_29__20_6054" draw:display-name="Dashed (var) 6054" draw:style="rect" draw:dots1="1" draw:dots1-length="0.016cm" draw:dots2="1" draw:dots2-length="0.016cm" draw:distance="0.016cm"/>
    <draw:stroke-dash draw:name="Dashed_20__28_var_29__20_6055" draw:display-name="Dashed (var) 6055" draw:style="rect" draw:dots2="1" draw:dots2-length="0.036cm" draw:distance="0.018cm"/>
    <draw:stroke-dash draw:name="Dashed_20__28_var_29__20_6056" draw:display-name="Dashed (var) 6056" draw:style="rect" draw:dots1="1" draw:dots1-length="0.009cm" draw:dots2="1" draw:dots2-length="0.009cm" draw:distance="0.009cm"/>
    <draw:stroke-dash draw:name="Dashed_20__28_var_29__20_6057" draw:display-name="Dashed (var) 6057" draw:style="rect" draw:dots2="1" draw:dots2-length="0.036cm" draw:distance="0.0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42:43.671467790</meta:creation-date>
    <dc:date>2018-02-09T11:42:59.387281927</dc:date>
    <meta:editing-duration>PT15S</meta:editing-duration>
    <meta:editing-cycles>1</meta:editing-cycles>
    <meta:document-statistic meta:object-count="31"/>
    <meta:generator>LibreOffice/6.0.0.3$MacOSX_X86_64 LibreOffice_project/64a0f66915f38c6217de274f0aa8e15618924765</meta:generator>
  </office:meta>
</office:document-meta>
</file>